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2.9116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9.6043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ireball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Reference</text:p>
          </table:table-cell>
          <table:table-cell office:value-type="string" table:style-name="ce3">
            <text:p><text:s/>Quantity</text:p>
          </table:table-cell>
          <table:table-cell office:value-type="string" table:style-name="ce2">
            <text:p><text:s/>Value</text:p>
          </table:table-cell>
          <table:table-cell office:value-type="string" table:style-name="ce2">
            <text:p>AliExpress link</text:p>
          </table:table-cell>
          <table:table-cell office:value-type="string" table:style-name="ce2">
            <text:p>Farnell link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1">
            <text:p>C1 C2 C3 C4 C5 C6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47uF 35V</text:p>
          </table:table-cell>
          <table:table-cell office:value-type="string" table:style-name="ce1">
            <text:p>https://www.aliexpress.com/item/100-original-genuine-SMD-tantalum-capacitor-47-uf-35-v-tantalum-capacitor-quality-solid-SMD-package/32674324555.html</text:p>
          </table:table-cell>
          <table:table-cell office:value-type="string" table:style-name="ce1">
            <text:p>http://lv.farnell.com/kemet/t495x476k035ate300/cap-tant-47uf-35v-case-x/dp/169240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BRS540T3G</text:p>
          </table:table-cell>
          <table:table-cell office:value-type="string" table:style-name="ce1">
            <text:p>https://www.aliexpress.com/item/Free-shipping-50PCS-SMD-SS54-1N5824-SMC-5A-40V/1982598919.html</text:p>
          </table:table-cell>
          <table:table-cell office:value-type="string" table:style-name="ce1">
            <text:p>http://lv.farnell.com/on-semiconductor/mbrs540t3g/diode-schottky-power-40v-5a-smc/dp/210183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2 D3 D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SS14</text:p>
          </table:table-cell>
          <table:table-cell office:value-type="string" table:style-name="ce1">
            <text:p>https://www.aliexpress.com/item/Free-shipping-100pcs-sma-1n5819-smd-1A-40V-do-214ac-Schottky-diode-SOt-23-diode-ss14/32337470783.html</text:p>
          </table:table-cell>
          <table:table-cell office:value-type="string" table:style-name="ce1">
            <text:p>http://lv.farnell.com/multicomp/ss14/diode-schottky-1a-40v/dp/408515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1 J10 J11 J12 J13 J14 J15 J16 J17 J18 J19 J2 J20 J3 J4 J5 J6 J7 J8 J9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63849-1</text:p>
          </table:table-cell>
          <table:table-cell office:value-type="string" table:style-name="ce1">
            <text:p>https://www.aliexpress.com/item/Free-shipping-100pcs-6-3-Inserts-Plug-Spring-Terminal-250-PCB-Solder-lug-DJ611-6-3/32700880913.html</text:p>
          </table:table-cell>
          <table:table-cell office:value-type="string" table:style-name="ce1">
            <text:p>http://lv.farnell.com/te-connectivity-amp/63849-1/tab-250-pcb-032tpbr/dp/177266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1 L2 L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CSD75-470KU</text:p>
          </table:table-cell>
          <table:table-cell office:value-type="string" table:style-name="ce1">
            <text:p>https://www.aliexpress.com/item/CD75-SMT-inductance-Copper-core-1-a-current-47-uh-470-power-inductor-7-8-7/32789994932.html</text:p>
          </table:table-cell>
          <table:table-cell office:value-type="string" table:style-name="ce1">
            <text:p>http://lv.farnell.com/multicomp/mcsd75-470ku/inductor-47uh-10-smd/dp/186414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4 R5 R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ERJ14RSFR15U</text:p>
          </table:table-cell>
          <table:table-cell office:value-type="string" table:style-name="ce1">
            <text:p>https://www.aliexpress.com/item/1206-SMD-Resistor-1-0-15-ohm-5000pcs-lot/32307480000.html</text:p>
          </table:table-cell>
          <table:table-cell office:value-type="string" table:style-name="ce1">
            <text:p>http://lv.farnell.com/panasonic-electronic-components/erj14rsfr15u/resistor-1210-0-25w-1-0r15/dp/171789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1 U2 U3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PT4115E</text:p>
          </table:table-cell>
          <table:table-cell office:value-type="string" table:style-name="ce1">
            <text:p>https://www.aliexpress.com/item/200pcs-LOT-free-shipping-PT4115B89E-PT4115B-PT4115-4115-SOT-89-5-100-New-and-High-Quality/32359827347.html</text:p>
          </table:table-cell>
          <table:table-cell office:value-type="string" table:style-name="ce1">
            <text:p>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4 U5 U6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JH-9RGB14G45</text:p>
          </table:table-cell>
          <table:table-cell office:value-type="string" table:style-name="ce1">
            <text:p>https://www.aliexpress.com/item/Epileds-45mil-chip-RGB-color-high-power-9W-led-diode/1817133553.html</text:p>
          </table:table-cell>
          <table:table-cell office:value-type="string" table:style-name="ce1">
            <text:p>No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Arturs</meta:initial-creator>
    <dc:creator>Arturs</dc:creator>
    <meta:creation-date>2018-10-24T13:45:00Z</meta:creation-date>
    <dc:date>2018-10-24T13:45:00Z</dc:date>
    <meta:editing-cycles>10</meta:editing-cycles>
    <meta:editing-duration>PT3146S</meta:editing-duration>
  </office:meta>
</office:document-meta>
</file>